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1000002012EA6BB81.png" manifest:media-type="image/png"/>
  <manifest:file-entry manifest:full-path="Pictures/10000001000001C1000002019AC08526.png" manifest:media-type="image/png"/>
  <manifest:file-entry manifest:full-path="Pictures/10000001000001F100000201EB8F7BDF.png" manifest:media-type="image/png"/>
  <manifest:file-entry manifest:full-path="Pictures/100005E10000350500003505C970A478.svg" manifest:media-type="image/svg+xml"/>
  <manifest:file-entry manifest:full-path="Pictures/100006100000335E000035051E69DC79.svg" manifest:media-type="image/svg+xml"/>
  <manifest:file-entry manifest:full-path="Pictures/1000000100000201000002015A8C1D91.png" manifest:media-type="image/png"/>
  <manifest:file-entry manifest:full-path="Pictures/100002310000350500003505A4C8E7B0.svg" manifest:media-type="image/svg+xml"/>
  <manifest:file-entry manifest:full-path="Pictures/1000000100000181000002017387B9BD.png" manifest:media-type="image/png"/>
  <manifest:file-entry manifest:full-path="Pictures/1000022400002E68000035059821AE65.svg" manifest:media-type="image/svg+xml"/>
  <manifest:file-entry manifest:full-path="Pictures/1000020C000027CA000035050CE6A56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Poppins" svg:font-family="Poppins" style:font-family-generic="roman" style:font-pitch="variable"/>
    <style:font-face style:name="Poppins SemiBold" svg:font-family="'Poppins SemiBold'" style:font-family-generic="roman" style:font-pitch="variable"/>
    <style:font-face style:name="Poppins1" svg:font-family="Poppins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4.8903in" fo:margin-left="0in" fo:margin-top="0in" fo:margin-bottom="0in" table:align="left" style:writing-mode="lr-tb"/>
    </style:style>
    <style:style style:name="Table1.A" style:family="table-column">
      <style:table-column-properties style:column-width="2.3389in"/>
    </style:style>
    <style:style style:name="Table1.B" style:family="table-column">
      <style:table-column-properties style:column-width="2.55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-0.2457in" fo:text-indent="0in" style:auto-text-indent="false"/>
    </style:style>
    <style:style style:name="P2" style:family="paragraph" style:parent-style-name="Heading_20_2">
      <style:text-properties officeooo:paragraph-rsid="0021cb52"/>
    </style:style>
    <style:style style:name="P3" style:family="paragraph" style:parent-style-name="Heading_20_3">
      <style:text-properties officeooo:paragraph-rsid="0021cb52"/>
    </style:style>
    <style:style style:name="P4" style:family="paragraph" style:parent-style-name="Heading_20_3">
      <style:text-properties fo:language="en" fo:country="US"/>
    </style:style>
    <style:style style:name="P5" style:family="paragraph" style:parent-style-name="Heading_20_3">
      <style:text-properties officeooo:paragraph-rsid="001c0adf"/>
    </style:style>
    <style:style style:name="P6" style:family="paragraph" style:parent-style-name="Frame_20_contents">
      <style:text-properties officeooo:paragraph-rsid="001c0adf"/>
    </style:style>
    <style:style style:name="P7" style:family="paragraph">
      <loext:graphic-properties draw:fill="solid" draw:fill-color="#ffffff"/>
      <style:paragraph-properties fo:text-align="start"/>
      <style:text-properties fo:font-size="18pt"/>
    </style:style>
    <style:style style:name="P8" style:family="paragraph" style:parent-style-name="Title">
      <style:text-properties fo:language="en" fo:country="US"/>
    </style:style>
    <style:style style:name="P9" style:family="paragraph" style:parent-style-name="Heading_20_2">
      <style:paragraph-properties fo:margin-top="0in" fo:margin-bottom="0in" style:contextual-spacing="false" fo:line-height="0.1665in"/>
      <style:text-properties fo:language="en" fo:country="US"/>
    </style:style>
    <style:style style:name="P10" style:family="paragraph" style:parent-style-name="Heading_20_2">
      <loext:graphic-properties draw:fill-gradient-name="gradient" draw:fill-hatch-name="hatch"/>
      <style:paragraph-properties fo:margin-top="0.3in" fo:margin-bottom="0in" style:contextual-spacing="false" fo:line-height="100%">
        <style:tab-stops>
          <style:tab-stop style:position="4.7252in" style:type="right"/>
        </style:tab-stops>
      </style:paragraph-properties>
      <style:text-properties fo:language="en" fo:country="US"/>
    </style:style>
    <style:style style:name="P11" style:family="paragraph" style:parent-style-name="List_20_Paragraph" style:list-style-name="WWNum1">
      <style:paragraph-properties fo:margin-left="0.1972in" fo:margin-right="0in" fo:margin-top="0in" fo:margin-bottom="0in" style:contextual-spacing="true" fo:line-height="100%" fo:text-indent="-0.1583in" style:auto-text-indent="false">
        <style:tab-stops>
          <style:tab-stop style:position="4.7252in" style:type="right"/>
        </style:tab-stops>
      </style:paragraph-properties>
      <style:text-properties officeooo:paragraph-rsid="0024801e"/>
    </style:style>
    <style:style style:name="P12" style:family="paragraph" style:parent-style-name="Heading_20_4" style:list-style-name="WWNum1">
      <style:paragraph-properties fo:margin-left="0.1972in" fo:margin-right="0in" fo:text-indent="0in" style:auto-text-indent="false">
        <style:tab-stops>
          <style:tab-stop style:position="5.0626in" style:type="right"/>
        </style:tab-stops>
      </style:paragraph-properties>
      <style:text-properties officeooo:paragraph-rsid="0024801e"/>
    </style:style>
    <style:style style:name="P13" style:family="paragraph" style:parent-style-name="Standard" style:list-style-name="WWNum1">
      <loext:graphic-properties draw:fill-gradient-name="gradient" draw:fill-hatch-name="hatch"/>
      <style:paragraph-properties fo:margin-left="0.1972in" fo:margin-right="0in" fo:margin-top="0in" fo:margin-bottom="0.0598in" style:contextual-spacing="false" fo:text-indent="0in" style:auto-text-indent="false">
        <style:tab-stops>
          <style:tab-stop style:position="5.0209in" style:type="right"/>
        </style:tab-stops>
      </style:paragraph-properties>
      <style:text-properties officeooo:rsid="001e7905" officeooo:paragraph-rsid="00269819"/>
    </style:style>
    <style:style style:name="P14" style:family="paragraph" style:parent-style-name="List_20_Paragraph" style:list-style-name="WWNum1">
      <style:paragraph-properties fo:margin-left="0.1972in" fo:margin-right="0in" fo:margin-top="0in" fo:margin-bottom="0in" style:contextual-spacing="true" fo:line-height="100%" fo:text-indent="-0.1583in" style:auto-text-indent="false">
        <style:tab-stops>
          <style:tab-stop style:position="4.7252in" style:type="right"/>
        </style:tab-stops>
      </style:paragraph-properties>
      <style:text-properties officeooo:paragraph-rsid="001cdcf9"/>
    </style:style>
    <style:style style:name="P15" style:family="paragraph" style:parent-style-name="Heading_20_4" style:list-style-name="WWNum1">
      <style:paragraph-properties fo:margin-left="0.1972in" fo:margin-right="0in" fo:text-indent="0in" style:auto-text-indent="false">
        <style:tab-stops>
          <style:tab-stop style:position="5.0626in" style:type="right"/>
        </style:tab-stops>
      </style:paragraph-properties>
      <style:text-properties officeooo:paragraph-rsid="001cdcf9"/>
    </style:style>
    <style:style style:name="P16" style:family="paragraph" style:parent-style-name="Standard">
      <loext:graphic-properties draw:fill-gradient-name="gradient" draw:fill-hatch-name="hatch"/>
      <style:paragraph-properties fo:margin-left="0.1972in" fo:margin-right="0in" fo:margin-top="0in" fo:margin-bottom="0.0598in" style:contextual-spacing="false" fo:text-indent="0in" style:auto-text-indent="false">
        <style:tab-stops>
          <style:tab-stop style:position="5.0209in" style:type="right"/>
        </style:tab-stops>
      </style:paragraph-properties>
      <style:text-properties officeooo:rsid="001e7905" officeooo:paragraph-rsid="001e7905"/>
    </style:style>
    <style:style style:name="P17" style:family="paragraph" style:parent-style-name="List_20_Paragraph" style:list-style-name="WWNum1">
      <style:paragraph-properties fo:margin-left="0.1972in" fo:margin-right="0in" fo:margin-top="0in" fo:margin-bottom="0in" style:contextual-spacing="true" fo:line-height="100%" fo:text-indent="-0.1583in" style:auto-text-indent="false">
        <style:tab-stops>
          <style:tab-stop style:position="4.7252in" style:type="right"/>
        </style:tab-stops>
      </style:paragraph-properties>
      <style:text-properties officeooo:paragraph-rsid="001e7905"/>
    </style:style>
    <style:style style:name="P18" style:family="paragraph" style:parent-style-name="Heading_20_4" style:list-style-name="WWNum1">
      <style:paragraph-properties fo:margin-left="0.1972in" fo:margin-right="0in" fo:margin-top="0in" fo:margin-bottom="0in" style:contextual-spacing="true" fo:line-height="100%" fo:text-indent="0in" style:auto-text-indent="false">
        <style:tab-stops>
          <style:tab-stop style:position="5.0728in" style:type="right"/>
        </style:tab-stops>
      </style:paragraph-properties>
      <style:text-properties officeooo:paragraph-rsid="001e7905"/>
    </style:style>
    <style:style style:name="P19" style:family="paragraph" style:parent-style-name="Standard">
      <loext:graphic-properties draw:fill-gradient-name="gradient" draw:fill-hatch-name="hatch"/>
      <style:paragraph-properties fo:margin-left="0.1972in" fo:margin-right="0in" fo:margin-top="0in" fo:margin-bottom="0.0598in" style:contextual-spacing="true" fo:line-height="100%" fo:text-indent="0in" style:auto-text-indent="false">
        <style:tab-stops>
          <style:tab-stop style:position="5.0209in" style:type="right"/>
        </style:tab-stops>
      </style:paragraph-properties>
      <style:text-properties officeooo:paragraph-rsid="001e7905"/>
    </style:style>
    <style:style style:name="P20" style:family="paragraph" style:parent-style-name="List_20_Paragraph" style:list-style-name="WWNum1">
      <style:paragraph-properties fo:margin-left="0.1972in" fo:margin-right="0in" fo:margin-top="0in" fo:margin-bottom="0in" style:contextual-spacing="true" fo:line-height="100%" fo:text-indent="-0.1583in" style:auto-text-indent="false">
        <style:tab-stops>
          <style:tab-stop style:position="4.7252in" style:type="right"/>
        </style:tab-stops>
      </style:paragraph-properties>
    </style:style>
    <style:style style:name="P21" style:family="paragraph" style:parent-style-name="Heading_20_4">
      <style:paragraph-properties fo:margin-left="0.1972in" fo:margin-right="0in" fo:text-indent="0in" style:auto-text-indent="false">
        <style:tab-stops>
          <style:tab-stop style:position="5.0728in" style:type="right"/>
        </style:tab-stops>
      </style:paragraph-properties>
    </style:style>
    <style:style style:name="P22" style:family="paragraph" style:parent-style-name="Frame_20_contents">
      <loext:graphic-properties draw:fill-hatch-name="hatch"/>
      <style:paragraph-properties fo:margin-left="0.1972in" fo:margin-right="0in" fo:margin-top="0in" fo:margin-bottom="0.0598in" style:contextual-spacing="false" fo:text-indent="0in" style:auto-text-indent="false">
        <style:tab-stops>
          <style:tab-stop style:position="4.7252in" style:type="right"/>
        </style:tab-stops>
      </style:paragraph-properties>
    </style:style>
    <style:style style:name="P23" style:family="paragraph" style:parent-style-name="List_20_Paragraph" style:list-style-name="WWNum1">
      <style:paragraph-properties fo:margin-left="0.1972in" fo:margin-right="0in" fo:margin-top="0in" fo:margin-bottom="0in" style:contextual-spacing="true" fo:line-height="100%" fo:text-indent="-0.1583in" style:auto-text-indent="false">
        <style:tab-stops>
          <style:tab-stop style:position="4.7252in" style:type="right"/>
        </style:tab-stops>
      </style:paragraph-properties>
      <style:text-properties officeooo:paragraph-rsid="00274a1d"/>
    </style:style>
    <style:style style:name="P24" style:family="paragraph" style:parent-style-name="Heading_20_4">
      <style:paragraph-properties fo:margin-left="0.1972in" fo:margin-right="0in" fo:text-indent="0in" style:auto-text-indent="false">
        <style:tab-stops>
          <style:tab-stop style:position="5.0728in" style:type="right"/>
        </style:tab-stops>
      </style:paragraph-properties>
      <style:text-properties officeooo:paragraph-rsid="00274a1d"/>
    </style:style>
    <style:style style:name="P25" style:family="paragraph" style:parent-style-name="Frame_20_contents">
      <loext:graphic-properties draw:fill-hatch-name="hatch"/>
      <style:paragraph-properties fo:margin-left="0.1972in" fo:margin-right="0in" fo:margin-top="0in" fo:margin-bottom="0.1201in" style:contextual-spacing="false" fo:text-indent="0in" style:auto-text-indent="false">
        <style:tab-stops>
          <style:tab-stop style:position="4.7252in" style:type="right"/>
        </style:tab-stops>
      </style:paragraph-properties>
      <style:text-properties fo:language="en" fo:country="US" officeooo:paragraph-rsid="00274a1d"/>
    </style:style>
    <style:style style:name="P26" style:family="paragraph" style:parent-style-name="Heading_20_2">
      <style:paragraph-properties fo:margin-top="0.1665in" fo:margin-bottom="0in" style:contextual-spacing="false" fo:line-height="100%">
        <style:tab-stops>
          <style:tab-stop style:position="4.7252in" style:type="right"/>
        </style:tab-stops>
      </style:paragraph-properties>
    </style:style>
    <style:style style:name="P27" style:family="paragraph" style:parent-style-name="List_20_Paragraph" style:list-style-name="WWNum2">
      <style:paragraph-properties fo:margin-left="0.1972in" fo:margin-right="0in" fo:margin-top="0in" fo:margin-bottom="0in" style:contextual-spacing="true" fo:line-height="100%" fo:text-indent="-0.1583in" style:auto-text-indent="false">
        <style:tab-stops>
          <style:tab-stop style:position="4.7252in" style:type="right"/>
        </style:tab-stops>
      </style:paragraph-properties>
    </style:style>
    <style:style style:name="P28" style:family="paragraph" style:parent-style-name="Heading_20_4">
      <style:paragraph-properties fo:margin-left="0.1972in" fo:margin-right="0in" fo:text-indent="0in" style:auto-text-indent="false">
        <style:tab-stops>
          <style:tab-stop style:position="5.0626in" style:type="right"/>
        </style:tab-stops>
      </style:paragraph-properties>
    </style:style>
    <style:style style:name="P29" style:family="paragraph" style:parent-style-name="List_20_Paragraph" style:list-style-name="WWNum2">
      <style:paragraph-properties fo:margin-left="0.1972in" fo:margin-right="0in" fo:margin-top="0.028in" fo:margin-bottom="0in" style:contextual-spacing="true" fo:line-height="100%" fo:text-indent="-0.1575in" style:auto-text-indent="false">
        <style:tab-stops>
          <style:tab-stop style:position="4.7252in" style:type="right"/>
        </style:tab-stops>
      </style:paragraph-properties>
    </style:style>
    <style:style style:name="P30" style:family="paragraph" style:parent-style-name="Frame_20_contents">
      <loext:graphic-properties draw:fill-hatch-name="hatch"/>
      <style:paragraph-properties fo:margin-top="0in" fo:margin-bottom="0.0799in" style:contextual-spacing="false" fo:line-height="100%" fo:text-align="start" style:justify-single-word="false" fo:orphans="2" fo:widows="2">
        <style:tab-stops>
          <style:tab-stop style:position="1.1811in"/>
        </style:tab-stops>
      </style:paragraph-properties>
      <style:text-properties style:font-name="Poppins" fo:font-size="9pt" fo:language="en" fo:country="US" officeooo:rsid="001e7905" officeooo:paragraph-rsid="002bf51d" style:letter-kerning="false" style:font-name-asian="Calibri1" style:font-size-asian="9pt" style:language-asian="en" style:country-asian="US" style:font-size-complex="11pt" style:language-complex="ar" style:country-complex="SA"/>
    </style:style>
    <style:style style:name="P31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1811in"/>
        </style:tab-stops>
      </style:paragraph-properties>
      <style:text-properties style:font-name="Poppins" fo:font-size="9pt" fo:language="en" fo:country="US" officeooo:rsid="001e7905" officeooo:paragraph-rsid="002bf51d" style:letter-kerning="false" style:font-name-asian="Calibri1" style:font-size-asian="9pt" style:language-asian="en" style:country-asian="US" style:font-size-complex="11pt" style:language-complex="ar" style:country-complex="SA"/>
    </style:style>
    <style:style style:name="P32" style:family="paragraph" style:parent-style-name="Frame_20_contents">
      <loext:graphic-properties draw:fill-hatch-name="hatch"/>
      <style:paragraph-properties fo:margin-top="0in" fo:margin-bottom="0.0799in" style:contextual-spacing="false" fo:line-height="100%" fo:text-align="start" style:justify-single-word="false" fo:orphans="2" fo:widows="2">
        <style:tab-stops>
          <style:tab-stop style:position="1.5in"/>
        </style:tab-stops>
      </style:paragraph-properties>
      <style:text-properties style:font-name="Poppins" fo:font-size="9pt" fo:language="en" fo:country="US" officeooo:rsid="001e7905" officeooo:paragraph-rsid="002bf51d" style:letter-kerning="false" style:font-name-asian="Calibri1" style:font-size-asian="9pt" style:language-asian="en" style:country-asian="US" style:font-size-complex="11pt" style:language-complex="ar" style:country-complex="SA"/>
    </style:style>
    <style:style style:name="P33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5in"/>
        </style:tab-stops>
      </style:paragraph-properties>
      <style:text-properties style:font-name="Poppins" fo:font-size="9pt" fo:language="en" fo:country="US" officeooo:rsid="001e7905" officeooo:paragraph-rsid="002bf51d" style:letter-kerning="false" style:font-name-asian="Calibri1" style:font-size-asian="9pt" style:language-asian="en" style:country-asian="US" style:font-size-complex="11pt" style:language-complex="ar" style:country-complex="SA"/>
    </style:style>
    <style:style style:name="P34" style:family="paragraph" style:parent-style-name="List_20_Paragraph" style:list-style-name="WWNum1">
      <style:paragraph-properties fo:margin-left="0.1972in" fo:margin-right="0in" fo:margin-top="0.028in" fo:margin-bottom="0in" style:contextual-spacing="true" fo:line-height="100%" fo:text-indent="-0.1575in" style:auto-text-indent="false">
        <style:tab-stops>
          <style:tab-stop style:position="4.7252in" style:type="right"/>
        </style:tab-stops>
      </style:paragraph-properties>
    </style:style>
    <style:style style:name="T1" style:family="text">
      <style:text-properties officeooo:rsid="002df9cb"/>
    </style:style>
    <style:style style:name="T2" style:family="text">
      <style:text-properties officeooo:rsid="001c0adf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c0adf"/>
    </style:style>
    <style:style style:name="T5" style:family="text">
      <style:text-properties officeooo:rsid="001c9cf5"/>
    </style:style>
    <style:style style:name="T6" style:family="text">
      <style:text-properties officeooo:rsid="001cdcf9" style:font-size-complex="14pt"/>
    </style:style>
    <style:style style:name="T7" style:family="text">
      <style:text-properties officeooo:rsid="0024801e" style:font-size-complex="14pt"/>
    </style:style>
    <style:style style:name="T8" style:family="text">
      <style:text-properties fo:language="en" fo:country="US" officeooo:rsid="0024801e"/>
    </style:style>
    <style:style style:name="T9" style:family="text">
      <style:text-properties fo:font-variant="normal" fo:text-transform="none" style:font-name="Poppins" fo:font-size="8pt" fo:language="en" fo:country="US" officeooo:rsid="0024801e" style:font-size-asian="8pt" style:font-name-complex="Poppins1" style:font-size-complex="9pt"/>
    </style:style>
    <style:style style:name="T10" style:family="text">
      <style:text-properties fo:font-variant="normal" fo:text-transform="none" style:font-name="Poppins" fo:font-size="8pt" fo:language="en" fo:country="US" officeooo:rsid="001e7905" style:font-size-asian="8pt" style:font-name-complex="Poppins1" style:font-size-complex="9pt"/>
    </style:style>
    <style:style style:name="T11" style:family="text">
      <style:text-properties fo:font-variant="normal" fo:text-transform="none" style:font-name="Poppins" fo:font-size="8pt" fo:language="en" fo:country="US" style:font-size-asian="8pt" style:font-name-complex="Poppins1" style:font-size-complex="9pt"/>
    </style:style>
    <style:style style:name="T12" style:family="text">
      <style:text-properties fo:font-variant="normal" fo:text-transform="none" style:font-name="Poppins" fo:font-size="8pt" fo:language="en" fo:country="US" officeooo:rsid="002df9cb" style:font-size-asian="8pt" style:font-name-complex="Poppins1" style:font-size-complex="9pt"/>
    </style:style>
    <style:style style:name="T13" style:family="text">
      <style:text-properties fo:font-variant="normal" fo:text-transform="none" style:use-window-font-color="true" loext:opacity="0%" fo:font-size="9pt" fo:language="en" fo:country="US" fo:font-weight="normal" officeooo:rsid="00269819" style:font-size-asian="9pt" style:font-weight-asian="normal" style:font-name-complex="Poppins1" style:font-size-complex="9pt" style:font-weight-complex="normal"/>
    </style:style>
    <style:style style:name="T14" style:family="text">
      <style:text-properties fo:language="en" fo:country="US" officeooo:rsid="001cdcf9"/>
    </style:style>
    <style:style style:name="T15" style:family="text">
      <style:text-properties fo:font-variant="normal" fo:text-transform="none" style:use-window-font-color="true" loext:opacity="0%" fo:font-size="9pt" fo:language="en" fo:country="US" fo:font-weight="normal" style:font-size-asian="9pt" style:font-weight-asian="normal" style:font-name-complex="Poppins1" style:font-size-complex="9pt" style:font-weight-complex="normal"/>
    </style:style>
    <style:style style:name="T16" style:family="text">
      <style:text-properties fo:language="en" fo:country="US" officeooo:rsid="001cdcf9" style:font-size-complex="14pt"/>
    </style:style>
    <style:style style:name="T17" style:family="text">
      <style:text-properties fo:font-variant="normal" fo:text-transform="none" style:use-window-font-color="true" loext:opacity="0%" style:font-name="Poppins" fo:font-size="8pt" fo:language="en" fo:country="US" fo:font-weight="normal" officeooo:rsid="001cdcf9" style:font-size-asian="8pt" style:font-weight-asian="normal" style:font-name-complex="Poppins1" style:font-size-complex="9pt" style:font-weight-complex="normal"/>
    </style:style>
    <style:style style:name="T18" style:family="text">
      <style:text-properties fo:font-variant="normal" fo:text-transform="none" style:use-window-font-color="true" loext:opacity="0%" style:font-name="Poppins" fo:font-size="9pt" fo:language="en" fo:country="US" fo:font-weight="normal" officeooo:rsid="001e7905" style:font-size-asian="9pt" style:font-weight-asian="normal" style:font-name-complex="Poppins1" style:font-size-complex="9pt" style:font-weight-complex="normal"/>
    </style:style>
    <style:style style:name="T19" style:family="text">
      <style:text-properties style:font-size-complex="14pt"/>
    </style:style>
    <style:style style:name="T20" style:family="text">
      <style:text-properties fo:font-variant="normal" fo:text-transform="none" style:font-name="Poppins" fo:font-size="8pt" style:font-size-asian="8pt" style:font-name-complex="Poppins1" style:font-size-complex="9pt"/>
    </style:style>
    <style:style style:name="T21" style:family="text">
      <style:text-properties fo:font-variant="normal" fo:text-transform="none" style:font-name="Poppins" fo:font-size="8pt" fo:language="en" fo:country="US" officeooo:rsid="00274a1d" style:font-size-asian="8pt" style:font-name-complex="Poppins1" style:font-size-complex="9pt"/>
    </style:style>
    <style:style style:name="T22" style:family="text">
      <style:text-properties officeooo:rsid="00200a69"/>
    </style:style>
    <style:style style:name="T23" style:family="text">
      <style:text-properties officeooo:rsid="0024801e"/>
    </style:style>
    <style:style style:name="T24" style:family="text">
      <style:text-properties officeooo:rsid="0025fe4d"/>
    </style:style>
    <style:style style:name="T25" style:family="text">
      <style:text-properties fo:language="en" fo:country="US" style:font-size-complex="14pt"/>
    </style:style>
    <style:style style:name="T26" style:family="text">
      <style:text-properties fo:language="en" fo:country="US" officeooo:rsid="0024801e" style:font-size-complex="14pt"/>
    </style:style>
    <style:style style:name="T27" style:family="text">
      <style:text-properties fo:color="#276399" loext:opacity="100%" fo:letter-spacing="0.0138in" style:font-name-complex="Arial"/>
    </style:style>
    <style:style style:name="T28" style:family="text">
      <style:text-properties officeooo:rsid="0024c77c" style:font-size-asian="7.84999990463257pt" style:font-size-complex="9pt"/>
    </style:style>
    <style:style style:name="T29" style:family="text">
      <style:text-properties fo:color="#7030a0" loext:opacity="100%" fo:letter-spacing="0.0138in" style:font-name-complex="Arial"/>
    </style:style>
    <style:style style:name="T30" style:family="text">
      <style:text-properties fo:color="#d9d9d9" loext:opacity="100%" fo:letter-spacing="0.0138in" style:font-name-complex="Arial"/>
    </style:style>
    <style:style style:name="T31" style:family="text">
      <style:text-properties officeooo:rsid="0024c77c"/>
    </style:style>
    <style:style style:name="T32" style:family="text">
      <style:text-properties style:use-window-font-color="true" loext:opacity="0%" fo:letter-spacing="normal" style:font-name-complex="Arial"/>
    </style:style>
    <style:style style:name="T33" style:family="text">
      <style:text-properties style:use-window-font-color="true" loext:opacity="0%" fo:letter-spacing="normal" officeooo:rsid="0024c77c" style:font-name-complex="Arial"/>
    </style:style>
    <style:style style:name="T34" style:family="text">
      <style:text-properties fo:letter-spacing="0.0138in" style:font-name-complex="Arial"/>
    </style:style>
    <style:style style:name="T35" style:family="text">
      <style:text-properties style:font-name="Poppins" fo:font-size="8pt" fo:language="en" fo:country="US" style:font-size-asian="8pt" style:font-name-complex="Poppins1" style:font-size-complex="9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solid" draw:fill-color="#ffffff" draw:textarea-vertical-align="top" draw:auto-grow-height="false" fo:min-height="7.7862in" fo:min-width="2.1764in" fo:padding-top="0in" fo:padding-bottom="0in" fo:padding-left="0in" fo:padding-right="0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ge-content" style:horizontal-pos="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071in" draw:fill="solid" draw:fill-color="#ffffff" draw:textarea-vertical-align="top" draw:auto-grow-height="false" fo:min-height="10.672in" fo:min-width="5.0925in" fo:padding-top="0in" fo:padding-bottom="0in" fo:padding-left="0in" fo:padding-right="0in" fo:wrap-option="wrap" loext:decorative="false" fo:margin-left="0in" fo:margin-right="0in" fo:margin-top="0in" fo:margin-bottom="0in" style:run-through="foreground" style:wrap="run-through" style:number-wrapped-paragraphs="no-limit" style:vertical-pos="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Textfeld 1" draw:style-name="gr1" draw:text-style-name="P7" svg:width="2.176in" svg:height="7.7858in" svg:x="0in" svg:y="1.0346in">
        <text:h text:style-name="P2" text:outline-level="2">Info</text:h>
        <text:h text:style-name="P3" text:outline-level="3"><draw:frame draw:style-name="fr2" draw:name="Image2" text:anchor-type="char" svg:width="0.1in" svg:height="0.1299in" draw:z-index="5"><draw:image xlink:href="Pictures/1000020C000027CA000035050CE6A56A.svg" xlink:type="simple" xlink:show="embed" xlink:actuate="onLoad" draw:mime-type="image/svg+xml"/><draw:image xlink:href="Pictures/1000000100000181000002017387B9BD.png" xlink:type="simple" xlink:show="embed" xlink:actuate="onLoad" draw:mime-type="image/png"/></draw:frame><text:s/>Address</text:h>
        <text:p text:style-name="Frame_20_contents">Josef Wittmann<text:line-break/><text:span text:style-name="T1">Eichstätt</text:span><text:span text:style-name="T2">, </text:span>Germany</text:p>
        <text:h text:style-name="P4" text:outline-level="3"><draw:frame draw:style-name="fr2" draw:name="Image3" text:anchor-type="char" svg:width="0.1299in" svg:height="0.1299in" draw:z-index="7"><draw:image xlink:href="Pictures/100002310000350500003505A4C8E7B0.svg" xlink:type="simple" xlink:show="embed" xlink:actuate="onLoad" draw:mime-type="image/svg+xml"/><draw:image xlink:href="Pictures/1000000100000201000002015A8C1D91.png" xlink:type="simple" xlink:show="embed" xlink:actuate="onLoad" draw:mime-type="image/png"/></draw:frame><text:s/>Email</text:h>
        <text:p text:style-name="Frame_20_contents"><text:a xlink:type="simple" xlink:href="mailto:josef.wittmann@tutanota.com" text:style-name="Internet_20_link" text:visited-style-name="Visited_20_Internet_20_Link"><text:span text:style-name="Internet_20_link"><text:span text:style-name="T3">josef.wittmann@tutanota.com</text:span></text:span></text:a></text:p>
        <text:h text:style-name="P4" text:outline-level="3"><draw:frame draw:style-name="fr2" draw:name="Image5" text:anchor-type="char" svg:width="0.1299in" svg:height="0.1299in" draw:z-index="8"><draw:image xlink:href="Pictures/100005E10000350500003505C970A478.svg" xlink:type="simple" xlink:show="embed" xlink:actuate="onLoad" draw:mime-type="image/svg+xml"/><draw:image xlink:href="Pictures/1000000100000201000002012EA6BB81.png" xlink:type="simple" xlink:show="embed" xlink:actuate="onLoad" draw:mime-type="image/png"/></draw:frame><text:s/>Website</text:h>
        <text:p text:style-name="Frame_20_contents"><text:a xlink:type="simple" xlink:href="https://josefwittmann.dev/" text:style-name="Internet_20_link" text:visited-style-name="Visited_20_Internet_20_Link"><text:span text:style-name="Internet_20_link"><text:span text:style-name="T3">josefwittmann.dev</text:span></text:span></text:a></text:p>
        <text:h text:style-name="P4" text:outline-level="3"><draw:frame draw:style-name="fr2" draw:name="Image6" text:anchor-type="char" svg:width="0.1299in" svg:height="0.1299in" draw:z-index="6"><draw:image xlink:href="Pictures/100006100000335E000035051E69DC79.svg" xlink:type="simple" xlink:show="embed" xlink:actuate="onLoad" draw:mime-type="image/svg+xml"/><draw:image xlink:href="Pictures/10000001000001F100000201EB8F7BDF.png" xlink:type="simple" xlink:show="embed" xlink:actuate="onLoad" draw:mime-type="image/png"/></draw:frame><text:s/>Github</text:h>
        <text:p text:style-name="Frame_20_contents"><text:a xlink:type="simple" xlink:href="https://github.com/Josef37" text:style-name="Internet_20_link" text:visited-style-name="Visited_20_Internet_20_Link"><text:span text:style-name="Internet_20_link"><text:span text:style-name="T3">Josef37</text:span></text:span></text:a></text:p>
        <text:h text:style-name="P5" text:outline-level="3"><draw:frame draw:style-name="fr1" draw:name="Image1" text:anchor-type="char" svg:width="0.1299in" svg:height="0.15in" draw:z-index="4"><draw:image xlink:href="Pictures/1000022400002E68000035059821AE65.svg" xlink:type="simple" xlink:show="embed" xlink:actuate="onLoad" draw:mime-type="image/svg+xml"/><draw:image xlink:href="Pictures/10000001000001C1000002019AC08526.png" xlink:type="simple" xlink:show="embed" xlink:actuate="onLoad" draw:mime-type="image/png"/></draw:frame><text:span text:style-name="T3"><text:s/></text:span><text:span text:style-name="T4">LinkedIn</text:span></text:h>
        <text:p text:style-name="P6"><text:a xlink:type="simple" xlink:href="https://www.linkedin.com/in/josef-wittmann-96a342195/" text:style-name="Internet_20_link" text:visited-style-name="Visited_20_Internet_20_Link"><text:span text:style-name="Internet_20_link"><text:span text:style-name="T4">Josef Wittmann</text:span></text:span></text:a></text:p>
        <text:p text:style-name="Frame_20_contents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1" draw:z-index="0" draw:name="Textfeld 4" draw:style-name="gr2" draw:text-style-name="P7" svg:width="5.0921in" svg:height="10.6717in" svg:x="2.1756in" svg:y="0in">
        <text:p text:style-name="P8">Jos<text:span text:style-name="T5">e</text:span>f Wittmann</text:p>
        <text:h text:style-name="P9" text:outline-level="2">Software Developer</text:h>
        <text:h text:style-name="P10" text:outline-level="2">Professional Experience</text:h>
        <text:list text:style-name="WWNum1">
          <text:list-item>
            <text:p text:style-name="P11"><text:span text:style-name="Überschrift_20_3_20_Zchn"><text:span text:style-name="T6">Backe</text:span></text:span><text:span text:style-name="Überschrift_20_3_20_Zchn"><text:span text:style-name="T7">nd</text:span></text:span><text:span text:style-name="Überschrift_20_3_20_Zchn"><text:span text:style-name="T6"> Developer</text:span></text:span></text:p>
            <text:h text:style-name="P12" text:outline-level="4"><text:a xlink:type="simple" xlink:href="https://ampeersenergy.de/" text:style-name="Internet_20_link" text:visited-style-name="Visited_20_Internet_20_Link"><text:span text:style-name="Internet_20_link"><text:span text:style-name="T8">Ampeers Energy GmbH</text:span></text:span></text:a><text:span text:style-name="T3"><text:tab/></text:span><text:span text:style-name="T9">August </text:span><text:span text:style-name="T10">2022</text:span><text:span text:style-name="T11"> – </text:span><text:span text:style-name="T12">June 2024</text:span></text:h>
            <text:p text:style-name="P13"><text:span text:style-name="Überschrift_20_3_20_Zchn"><text:span text:style-name="T13">Main task: Migrating a JavaScript/REST/OracleDB backend service to TypeScript/GraphQL/ArangoDB. Planning, implementing and testing.</text:span></text:span></text:p>
          </text:list-item>
          <text:list-item>
            <text:p text:style-name="P14"><text:span text:style-name="Überschrift_20_3_20_Zchn"><text:span text:style-name="T6">Lead Full Stack Developer</text:span></text:span></text:p>
            <text:h text:style-name="P15" text:outline-level="4"><text:a xlink:type="simple" xlink:href="https://www.cosuno.com/" text:style-name="Internet_20_link" text:visited-style-name="Visited_20_Internet_20_Link"><text:span text:style-name="Internet_20_link"><text:span text:style-name="T14">Cosuno Ventures GmbH</text:span></text:span></text:a><text:span text:style-name="T3"><text:tab/></text:span><text:span text:style-name="T10">January 2022</text:span><text:span text:style-name="T11"> – </text:span><text:span text:style-name="T9">July 2022</text:span></text:h>
          </text:list-item>
        </text:list>
        <text:p text:style-name="P16"><text:span text:style-name="Überschrift_20_3_20_Zchn"><text:span text:style-name="T15">Apart from developing, I was responsible for discussing new features with product and design, making architectural decisions, reviewing code, unblocking team members and onboarding new team members.</text:span></text:span></text:p>
        <text:list text:continue-numbering="true" text:style-name="WWNum1">
          <text:list-item>
            <text:p text:style-name="P17"><text:span text:style-name="Überschrift_20_3_20_Zchn"><text:span text:style-name="T6">Full Stack Developer</text:span></text:span></text:p>
            <text:h text:style-name="P18" text:outline-level="4"><text:a xlink:type="simple" xlink:href="https://www.cosuno.com/" text:style-name="Internet_20_link" text:visited-style-name="Visited_20_Internet_20_Link"><text:span text:style-name="Internet_20_link"><text:span text:style-name="T16">Cosuno Ventures GmbH</text:span></text:span></text:a><text:span text:style-name="Überschrift_20_3_20_Zchn"><text:span text:style-name="T16"><text:tab/></text:span></text:span><text:span text:style-name="Überschrift_20_3_20_Zchn"><text:span text:style-name="T17">April 2021 – December 2021</text:span></text:span></text:h>
          </text:list-item>
        </text:list>
        <text:p text:style-name="P19"><text:span text:style-name="Überschrift_20_3_20_Zchn"><text:span text:style-name="T18">SaaS for construction projects<text:line-break/>Building and testing frontend and backend in TypeScript in an agile team.</text:span></text:span></text:p>
        <text:list text:continue-numbering="true" text:style-name="WWNum1">
          <text:list-item>
            <text:p text:style-name="P20"><text:span text:style-name="Überschrift_20_3_20_Zchn"><text:span text:style-name="T19">Working Student</text:span></text:span></text:p>
          </text:list-item>
        </text:list>
        <text:h text:style-name="P21" text:outline-level="4"><text:a xlink:type="simple" xlink:href="https://www.qaware.de/" text:style-name="Internet_20_link" text:visited-style-name="Visited_20_Internet_20_Link"><text:span text:style-name="Internet_20_link">QAware GmbH</text:span></text:a><text:tab/><text:span text:style-name="T20">March 2019 – May 2019</text:span></text:h>
        <text:p text:style-name="P22"><text:span text:style-name="T8">Helping maintain</text:span><text:span text:style-name="T3"> a Java </text:span><text:span text:style-name="T8">web application</text:span><text:span text:style-name="T3"> for the security checking process for Telekom projects. My tasks were mostly front-end centere</text:span><text:span text:style-name="T8">d (</text:span><text:span text:style-name="T3">SASS, jQuery), </text:span><text:span text:style-name="T8">but also involved some </text:span><text:span text:style-name="T3">bug-fixing on the backend.</text:span></text:p>
        <text:list text:continue-numbering="true" text:style-name="WWNum1">
          <text:list-item>
            <text:p text:style-name="P23"><text:span text:style-name="Überschrift_20_3_20_Zchn"><text:span text:style-name="T19">WordPress Developer</text:span></text:span></text:p>
          </text:list-item>
        </text:list>
        <text:h text:style-name="P24" text:outline-level="4"><text:a xlink:type="simple" xlink:href="https://createrawvision.de/" text:style-name="Internet_20_link" text:visited-style-name="Visited_20_Internet_20_Link"><text:span text:style-name="Internet_20_link"><text:span text:style-name="T3">CreateRawVision</text:span></text:span></text:a><text:span text:style-name="T3"><text:tab/></text:span><text:span text:style-name="T11">May 2018 – </text:span><text:span text:style-name="T21">December 2022</text:span></text:h>
        <text:p text:style-name="P25">Building and maintaining a WordPress Website for more than 100 members and over 1000 daily visitors. Notable features <text:span text:style-name="T22">include </text:span><text:span text:style-name="T23">a</text:span><text:span text:style-name="T22"> m</text:span>ember<text:span text:style-name="T22">s </text:span>area <text:span text:style-name="T23">and a</text:span><text:span text:style-name="T22">n i</text:span>ntegration to a <text:span text:style-name="T24">custom</text:span> payment gateway.</text:p>
        <text:h text:style-name="P26" text:outline-level="2">Education</text:h>
        <text:list text:style-name="WWNum2">
          <text:list-item>
            <text:p text:style-name="P27"><text:span text:style-name="Überschrift_20_3_20_Zchn"><text:span text:style-name="T25">B.Sc. in Mathematics (</text:span></text:span><text:span text:style-name="Überschrift_20_3_20_Zchn"><text:span text:style-name="T26">Computer Science</text:span></text:span><text:span text:style-name="Überschrift_20_3_20_Zchn"><text:span text:style-name="T25"> minor): Final grade 1.9 (A)</text:span></text:span></text:p>
          </text:list-item>
        </text:list>
        <text:h text:style-name="P28" text:outline-level="4"><text:a xlink:type="simple" xlink:href="https://www.tum.de/" text:style-name="Internet_20_link" text:visited-style-name="Visited_20_Internet_20_Link"><text:span text:style-name="Internet_20_link"><text:span text:style-name="T3">Technical University of Munich</text:span></text:span></text:a><text:span text:style-name="T3"><text:tab/></text:span><text:span text:style-name="T11">October 2016 - February 2021</text:span></text:h>
        <text:list text:continue-numbering="true" text:style-name="WWNum2">
          <text:list-item>
            <text:p text:style-name="P29"><text:span text:style-name="Überschrift_20_3_20_Zchn"><text:span text:style-name="T25">Abitur / A-Levels: Final grade 1.4 (A+)</text:span></text:span></text:p>
          </text:list-item>
        </text:list>
        <text:h text:style-name="P21" text:outline-level="4"><text:a xlink:type="simple" xlink:href="https://www.willibald-gymnasium.de/" text:style-name="Internet_20_link" text:visited-style-name="Visited_20_Internet_20_Link"><text:span text:style-name="Internet_20_link">Willibald-Gymnasium Eichstätt</text:span></text:a><text:tab/><text:span text:style-name="T20">September 2008 - June 2016</text:span></text:h>
        <text:h text:style-name="P26" text:outline-level="2">Skills &amp; Expertise</text:h>
        <loext:table table:name="Table1" table:style-name="Table1">
          <loext:table-column table:style-name="Table1.A"/>
          <loext:table-column table:style-name="Table1.B"/>
          <loext:table-row table:style-name="Table1.1">
            <loext:table-cell table:style-name="Table1.A1" office:value-type="string">
              <text:p text:style-name="P30">TypeScript<text:tab/><text:span text:style-name="T27">●●●●●</text:span><text:line-break/><text:span text:style-name="T28">node.js</text:span><text:tab/><text:span text:style-name="T29">●●●●</text:span><text:span text:style-name="T30">●<text:line-break/></text:span><text:span text:style-name="T31">React.js</text:span><text:tab/><text:span text:style-name="T29">●●●●</text:span><text:span text:style-name="T30">●</text:span></text:p>
              <text:p text:style-name="P31"><text:span text:style-name="T32">German</text:span> <text:tab/><text:span text:style-name="T29">●●●●●</text:span></text:p>
            </loext:table-cell>
            <loext:table-cell table:style-name="Table1.A1" office:value-type="string">
              <text:p text:style-name="P32">Git/GitHub<text:tab/><text:span text:style-name="T29">●●●●●<text:line-break/></text:span><text:span text:style-name="T33">GraphQL</text:span><text:span text:style-name="T29"><text:tab/>●●●●</text:span><text:span text:style-name="T30">●</text:span><text:span text:style-name="T34"><text:line-break/></text:span>Clean Code<text:tab/><text:span text:style-name="T29">●●●●</text:span><text:span text:style-name="T30">●</text:span></text:p>
              <text:p text:style-name="P33">English<text:tab/><text:span text:style-name="T29">●●●●</text:span><text:span text:style-name="T30">●</text:span></text:p>
            </loext:table-cell>
          </loext:table-row>
        </loext:table>
        <text:h text:style-name="P26" text:outline-level="2">Competitions</text:h>
        <text:list text:continue-numbering="true" text:style-name="WWNum2">
          <text:list-item>
            <text:p text:style-name="P27"><text:span text:style-name="Überschrift_20_3_20_Zchn"><text:span text:style-name="T25">Winner in state-wide mathematical championship</text:span></text:span></text:p>
          </text:list-item>
        </text:list>
        <text:h text:style-name="P28" text:outline-level="4"><text:a xlink:type="simple" xlink:href="https://lwmb.de/" text:style-name="Internet_20_link" text:visited-style-name="Visited_20_Internet_20_Link"><text:span text:style-name="Internet_20_link"><text:span text:style-name="T3">Landeswettbewerb Mathematik Bayern</text:span></text:span></text:a><text:span text:style-name="T3"><text:tab/></text:span><text:span text:style-name="T35">2013 &amp; 2014</text:span></text:h>
        <text:list text:continue-numbering="true" text:style-name="WWNum2">
          <text:list-item>
            <text:p text:style-name="P29"><text:span text:style-name="Überschrift_20_3_20_Zchn"><text:span text:style-name="T25">Top 100 in national computer science championship 2016</text:span></text:span></text:p>
          </text:list-item>
        </text:list>
        <text:h text:style-name="P21" text:outline-level="4"><text:a xlink:type="simple" xlink:href="https://bwinf.de/bundeswettbewerb/" text:style-name="Internet_20_link" text:visited-style-name="Visited_20_Internet_20_Link"><text:span text:style-name="Internet_20_link"><text:span text:style-name="T3">Bundeswettbewerb Informatik</text:span></text:span></text:a><text:span text:style-name="T3"><text:tab/></text:span><text:span text:style-name="T35">2016</text:span></text:h>
        <text:list text:style-name="WWNum1">
          <text:list-item>
            <text:p text:style-name="P34"><text:span text:style-name="Überschrift_20_3_20_Zchn"><text:span text:style-name="T25">Qualified for Round 2 in Google Code Jam</text:span></text:span></text:p>
          </text:list-item>
        </text:list>
        <text:h text:style-name="P28" text:outline-level="4"><text:a xlink:type="simple" xlink:href="https://codingcompetitions.withgoogle.com/codejam/" text:style-name="Internet_20_link" text:visited-style-name="Visited_20_Internet_20_Link"><text:span text:style-name="Internet_20_link"><text:span text:style-name="T3">Google Code Jam</text:span></text:span></text:a><text:span text:style-name="T3"><text:tab/></text:span><text:span text:style-name="T35">2020</text:span></text:h>
        <draw:enhanced-geometry svg:viewBox="0 0 0 0" draw:mirror-vertical="false" draw:mirror-horizontal="false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Poppins" svg:font-family="Poppins" style:font-family-generic="roman" style:font-pitch="variable"/>
    <style:font-face style:name="Poppins SemiBold" svg:font-family="'Poppins SemiBold'" style:font-family-generic="roman" style:font-pitch="variable"/>
    <style:font-face style:name="Poppins1" svg:font-family="Poppins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Poppins" fo:font-family="Poppins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font-variant="small-caps" fo:color="#000000" loext:opacity="100%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in" style:contextual-spacing="false" fo:line-height="100%" fo:keep-together="always" fo:keep-with-next="always"/>
      <style:text-properties fo:color="#276399" loext:opacity="100%" fo:font-size="10pt" fo:font-weight="bold" style:font-name-asian="Calibri1" style:font-family-asian="Calibri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in" fo:margin-bottom="0in" style:contextual-spacing="false" fo:line-height="0.1665in" fo:keep-together="always" fo:keep-with-next="always"/>
      <style:text-properties fo:font-variant="small-caps" fo:color="#000000" loext:opacity="100%" style:font-name="Poppins SemiBold" fo:font-family="'Poppins SemiBol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fo:color="#276399" loext:opacity="100%" style:font-name="Poppins SemiBold" fo:font-family="'Poppins SemiBold'" style:font-family-generic="roman" style:font-pitch="variable" fo:font-size="28pt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2_20_Zchn" style:display-name="Überschrift 2 Zchn" style:family="text" style:parent-style-name="Default_20_Paragraph_20_Font">
      <style:text-properties fo:font-variant="small-caps" fo:color="#000000" loext:opacity="100%" style:font-name="Poppins" fo:font-family="Poppins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3pt"/>
    </style:style>
    <style:style style:name="Überschrift_20_3_20_Zchn" style:display-name="Überschrift 3 Zchn" style:family="text" style:parent-style-name="Default_20_Paragraph_20_Font">
      <style:text-properties fo:color="#276399" loext:opacity="100%" style:font-name="Poppins" fo:font-family="Poppins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style:use-window-font-color="true" loext:opacity="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itel_20_Zchn" style:display-name="Titel Zchn" style:family="text" style:parent-style-name="Default_20_Paragraph_20_Font">
      <style:text-properties fo:color="#276399" loext:opacity="100%" style:font-name="Poppins SemiBold" fo:font-family="'Poppins SemiBold'" style:font-family-generic="roman" style:font-pitch="variable" fo:font-size="28pt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Überschrift_20_4_20_Zchn" style:display-name="Überschrift 4 Zchn" style:family="text" style:parent-style-name="Default_20_Paragraph_20_Font">
      <style:text-properties fo:font-variant="small-caps" fo:color="#000000" loext:opacity="100%" style:font-name="Poppins SemiBold" fo:font-family="'Poppins SemiBol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tyle-complex="itali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style:font-name="Poppins" fo:font-family="Poppins" style:font-family-generic="roman" style:font-pitch="variable" fo:font-size="10pt" style:font-size-asian="10pt" style:font-size-complex="10pt"/>
    </style:style>
    <style:style style:name="Kommentarthema_20_Zchn" style:display-name="Kommentarthema Zchn" style:family="text" style:parent-style-name="Kommentartext_20_Zchn">
      <style:text-properties style:font-name="Poppins" fo:font-family="Poppin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84gor</meta:initial-creator>
    <meta:editing-cycles>62</meta:editing-cycles>
    <meta:print-date>2025-07-28T01:57:06.703361322</meta:print-date>
    <meta:creation-date>2020-12-01T05:49:00</meta:creation-date>
    <dc:date>2025-07-28T02:00:03.336075544</dc:date>
    <meta:editing-duration>PT1H9M24S</meta:editing-duration>
    <meta:generator>LibreOffice/24.8.7.2$Linux_X86_64 LibreOffice_project/480$Build-2</meta:generator>
    <meta:printed-by>PDF files</meta:printed-by>
    <meta:document-statistic meta:table-count="1" meta:image-count="5" meta:object-count="0" meta:page-count="1" meta:paragraph-count="46" meta:word-count="285" meta:character-count="1950" meta:non-whitespace-character-count="1714"/>
    <meta:user-defined meta:name="AppVersion">16.0000</meta:user-defined>
    <meta:template xlink:type="simple" xlink:actuate="onRequest" xlink:title="Normal.dotm" xlink:href=""/>
  </office:meta>
</office:document-meta>
</file>